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margin-left="0.4925in" fo:margin-right="0in" fo:text-align="justify" style:justify-single-word="false" fo:text-indent="0in" style:auto-text-indent="false"/>
      <style:text-properties fo:language="en" fo:country="CA"/>
    </style:style>
    <style:style style:name="P9" style:family="paragraph" style:parent-style-name="Standard" style:list-style-name="L1">
      <style:paragraph-properties fo:text-align="justify" style:justify-single-word="false"/>
      <style:text-properties fo:language="en" fo:country="CA"/>
    </style:style>
    <style:style style:name="P10" style:family="paragraph" style:parent-style-name="Standard" style:list-style-name="L4">
      <style:paragraph-properties fo:text-align="justify" style:justify-single-word="false"/>
      <style:text-properties fo:language="en" fo:country="CA"/>
    </style:style>
    <style:style style:name="P11" style:family="paragraph" style:parent-style-name="Standard" style:list-style-name="L5">
      <style:paragraph-properties fo:text-align="justify" style:justify-single-word="false"/>
      <style:text-properties fo:language="en" fo:country="CA"/>
    </style:style>
    <style:style style:name="P12" style:family="paragraph" style:parent-style-name="Standard" style:list-style-name="L1">
      <style:paragraph-properties fo:text-align="justify" style:justify-single-word="false"/>
      <style:text-properties fo:language="en" fo:country="CA" style:text-underline-style="none"/>
    </style:style>
    <style:style style:name="P13" style:family="paragraph" style:parent-style-name="Standard" style:list-style-name="L2">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style:text-underline-style="solid" style:text-underline-width="auto" style:text-underline-color="font-color" fo:font-weight="bold" style:font-weight-asian="bold" style:font-weight-complex="bold"/>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fo:color="#00000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15/05/17</text:h>
      <text:h text:style-name="Heading_20_1" text:outline-level="1">Preamble</text:h>
      <text:p text:style-name="Standard"/>
      <text:p text:style-name="P1">The role of this praxis is to test transmission/reception capabilities of nodes operating in a group. The present version is just something to start with (this sentence was written for the first version and I am still reluctant to remove it).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 (the rate can be changed from options.sy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differ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text:span text:style-name="T3">l [mindel [maxdel [minpl [maxpl [ackto]]]]]</text:span></text:p>
      <text:p text:style-name="P2"/>
      <text:p text:style-name="P2">All parameters (five unsigned numbers) are optional (the command without no arguments does nothing except for showing the current settings).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text:tab/><text:span text:style-name="T3">ackto</text:span><text:tab/>the Id of node to receive ACKs for the measurement packets</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r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Having carried them out, the command shows the actual settings.</text:p>
      <text:p text:style-name="P2"/>
      <text:p text:style-name="P2">Regarding the packet length, the absolute minimum is determined by the compiled-in configuration of sensors (whose values are reported in every measurement packet).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text:soft-page-break/>starting from the very beginning):</text:p>
      <text:p text:style-name="P2"/>
      <text:p text:style-name="P2"><text:tab/>NID<text:tab/><text:tab/>Network ID</text:p>
      <text:p text:style-name="P2"><text:tab/>DRI<text:tab/><text:tab/>filled by the driver with the packet's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r</text:p>
      <text:p text:style-name="P2"><text:tab/>FLG<text:tab/><text:tab/>node flags associated with the sender (xmit power level + power-down state)</text:p>
      <text:p text:style-name="P7"><text:tab/><text:span text:style-name="T17">ACT<text:tab/><text:tab/>the node to receive ACKs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text:span text:style-name="T17">16</text:span>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ogram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9">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again. This way you can send a bunch of packets in the OFF mode without permanently removing the node from the network (important if you can only reach the node by radio).</text:p>
      <text:p text:style-name="P2"/>
      <text:p text:style-name="P2">If the fourth argument is nonzero, it specifies the initial delay (in PicOS milliseconds) before sending the first packet (this may be useful when the command is issued remotely – see below). Normally the first packet is sent immediately: the delay specification of the <text:span text:style-name="T3">l</text:span> command only applies to subsequent packets.</text:p>
      <text:p text:style-name="P2"/>
      <text:p text:style-name="P2"><text:soft-page-break/>The first thing a node does when it receives a measurement packet is counting it. If this is the first time the node hears from this particular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
      <text:p text:style-name="P2">Having counted the packet, the node checks is the ACT field in the packet is nonzero. If this is the case, the node sends an ACK to the node indicated by the field. The ACK includes:</text:p>
      <text:p text:style-name="P2"/>
      <text:list xml:id="list264262897999536466" text:style-name="L5">
        <text:list-item>
          <text:p text:style-name="P11">the identity of the sender and the recipient</text:p>
        </text:list-item>
        <text:list-item>
          <text:p text:style-name="P11">the packet's serial number (as inserted by the sender)</text:p>
        </text:list-item>
        <text:list-item>
          <text:p text:style-name="P11">the packet's length</text:p>
        </text:list-item>
        <text:list-item>
          <text:p text:style-name="P11">the power level setting at the packet's sender</text:p>
        </text:list-item>
        <text:list-item>
          <text:p text:style-name="P11">the RSSI at which the packet was received</text:p>
        </text:list-item>
        <text:list-item>
          <text:p text:style-name="P11">the LQI (link quality indication) at which the packet was received</text:p>
        </text:list-item>
      </text:list>
      <text:p text:style-name="P2"/>
      <text:p text:style-name="P2">A node receiving an ACK for a measurement packet will show it on the UART in a line of text looking like this:</text:p>
      <text:p text:style-name="P2"/>
      <text:p text:style-name="P2"><text:span text:style-name="T3"><text:tab/>MAK S:19</text:span><text:span text:style-name="T3">, T:16, N:45, L:58, P:7, R:101, Q:0</text:span></text:p>
      <text:p text:style-name="P2"/>
      <text:p text:style-name="P2">where S and T are the packet's sender and recipient, respectively, N is the serial number, L is the length, P is the transmission power, R is the RSSI, and Q is the LQI.</text:p>
      <text:p text:style-name="P2"/>
      <text:p text:style-name="P2">If the ACT field of a received measurement packet specifies the recipient node, i.e., the node receiving the packet, the recipient will show the contents of the ACK directly on its UART, instead of sending an ACK packet to itself.</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command <text:span text:style-name="T3">t</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text:soft-page-break/></text:p>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the six numbers produced by querying the PHY with PHYSOPT_ERROR. They stand for, in this order:</text:p>
      <text:p text:style-name="P2"/>
      <text:list xml:id="list7512067728468158980" text:style-name="L1">
        <text:list-item>
          <text:p text:style-name="P9">The total number of activations of the receiver. This happens whenever the device thinks it perceives something looking like a packet. This counter wraps around at 64K. When that happens, the next counter is automatically zeroed out.</text:p>
          <text:p text:style-name="P9"/>
        </text:list-item>
        <text:list-item>
          <text:p text:style-name="P9">The total number of packets that have been correctly received and passed to TCV/VNETI. Note that this can never be more than the previous value. Also note that with hardware CRC and the AUTOFLUSH option on, the two values will always be the same.</text:p>
          <text:p text:style-name="P9"/>
        </text:list-item>
        <text:list-item>
          <text:p text:style-name="P12">The total number of packets submitted for transmission.</text:p>
          <text:p text:style-name="P9"/>
        </text:list-item>
        <text:list-item>
          <text:p text:style-name="P12">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9"/>
        </text:list-item>
        <text:list-item>
          <text:p text:style-name="P9">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9"/>
        </text:list-item>
        <text:list-item>
          <text:p text:style-name="P9">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text:soft-page-break/></text:p>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9">v</text:span><text:span text:style-name="T15"> (viewing measurement packets):</text:span></text:p>
      <text:p text:style-name="P2"/>
      <text:p text:style-name="P2"><text:tab/><text:span text:style-name="T3">v [</text:span><text:span text:style-name="T8">f</text:span><text:span text:style-name="T10">]</text:span></text:p>
      <text:p text:style-name="P2"/>
      <text:p text:style-name="P2">will switch on (or off) reports on measurement packets. The argument is an unsigned integer whose only bits 0 and 1 are interpreted (i.e., the value is assumed to be between 0 and 3). The meaning is:</text:p>
      <text:p text:style-name="P2"/>
      <text:p text:style-name="P8">0 – switch off the reports</text:p>
      <text:p text:style-name="P8">1 – show all outgoing measurement packets</text:p>
      <text:p text:style-name="P8">2 – show all incoming (received) measurement packets</text:p>
      <text:p text:style-name="P8">3 – show both outgoing as well as incoming measurement packets</text:p>
      <text:p text:style-name="P2"/>
      <text:p text:style-name="P2">The absence of argument is equivalent to 2.</text:p>
      <text:p text:style-name="P2"/>
      <text:p text:style-name="P2">An outgoing packet is shown as:</text:p>
      <text:p text:style-name="P2"/>
      <text:p text:style-name="P5"><text:tab/>-&gt;N:45, L:58, P:7, M:U, V:2365,234,0,1</text:p>
      <text:p text:style-name="P2"/>
      <text:p text:style-name="P2">and an incoming one is shown as</text:p>
      <text:p text:style-name="P2"/>
      <text:p text:style-name="P2"><text:tab/><text:span text:style-name="T3">&lt;-S:19</text:span><text:span text:style-name="T3">, D:007F, N:45, L:58, P:7, R:101, Q:0, M:U, V:2365,234,0,1</text:span></text:p>
      <text:p text:style-name="P2"/>
      <text:p text:style-name="P2">S is the Node ID of the sender, D is the backoff suffered by the packet in PicOS milliseconds, N is the serial number of the packet (incremented by one for each subsequent packet transmitted in a series), L is the total length of the received packet, including the CRC. P is the transmission power used by the sender, R is the RSSI reading at the receiver, and Q is the LQI. M tells the power-down/power-up status of the sender (U means up, D means down). The remaining values show the sensor readings, if any. All values except D are in decimal. Note that stuffed words filled with random contents are not displayed.</text:p>
      <text:p text:style-name="P2"/>
      <text:p text:style-name="P2"><text:span text:style-name="T15">Command </text:span><text:span text:style-name="T9">n</text:span><text:span text:style-name="T15"> (cancelling packet viewing):</text:span></text:p>
      <text:p text:style-name="P2"/>
      <text:p text:style-name="P2">This command:</text:p>
      <text:p text:style-name="P2"/>
      <text:p text:style-name="P2"><text:tab/><text:span text:style-name="T3">n</text:span></text:p>
      <text:p text:style-name="P2"/>
      <text:p text:style-name="P2">is equivalent to <text:span text:style-name="T1">v 0</text:span> and exists for compatibility with the previous version.</text:p>
      <text:p text:style-name="P2"/>
      <text:p text:style-name="P2"><text:span text:style-name="T15">Command </text:span><text:span text:style-name="T9">d</text:span><text:span text:style-name="T15"> (putting the node in power-down mode):</text:span></text:p>
      <text:p text:style-name="P2"/>
      <text:p text:style-name="P2"><text:soft-page-break/>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9">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9">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9">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soft-page-break/><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6646319144060011418" text:style-name="L2">
        <text:list-header>
          <text:p text:style-name="P13">RADIO_WOR_PREAMBLE_TIME <text:s/>rounded to full seconds (e.g., 5 → 5120)</text:p>
        </text:list-header>
      </text:list>
      <text:list xml:id="list3762622914603081793" text:style-name="L3">
        <text:list-header>
          <text:p text:style-name="P14">RADIO_WOR_IDLE_TIMEOUT rounded to full seconds.</text:p>
          <text:p text:style-name="P14">WOR_EVT0_TIME</text:p>
          <text:p text:style-name="P14">WOR_RX_TIME</text:p>
          <text:p text:style-name="P14">WOR_PQ_THR</text:p>
          <text:p text:style-name="P14">WOR_RSSI_THR</text:p>
          <text:p text:style-name="P15">WOR_EVT1_TIME</text:p>
        </text:list-header>
      </text:list>
      <text:p text:style-name="P3"/>
      <text:p text:style-name="P2"><text:span text:style-name="T15">Command </text:span><text:span text:style-name="T9">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text:soft-page-break/>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00</text:span><text:span text:style-name="T8">xx</text:span><text:span text:style-name="T3">, </text:span><text:span text:style-name="T8">rrr</text:span><text:span text:style-name="T3">, </text:span><text:span text:style-name="T8">cc, lqc, maxlq</text:span></text:p>
      <text:p text:style-name="P2"/>
      <text:p text:style-name="P2">where <text:span text:style-name="T8">xx</text:span> is the PATABLE setting in hexadecimal, <text:span text:style-name="T8">rrr</text:span> is the averaged RSSI reading, and <text:span text:style-name="T8">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per sample). The last two values in the output line refer to the link quality indication (which is a reception parameter returned along with the RSSI). Thus <text:span text:style-name="T8">lqc</text:span> is the number of cases (samples) where LQI was found to be nonzero (it is a number between 0 and 127) and <text:span text:style-name="T8">maxlq</text:span> is the maximum LQI value among the samples that have contributed to the reading.</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9">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text:soft-page-break/></text:p>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very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gives the sender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this:</text:p>
      <text:p text:style-name="P2"/>
      <text:p text:style-name="P5"><text:tab/>Ready:</text:p>
      <text:p text:style-name="P5"><text:tab/>S 233 d</text:p>
      <text:p text:style-name="P5"><text:tab/>Ready:</text:p>
      <text:p text:style-name="P5"><text:tab/>Timeout reaching 233</text:p>
      <text:p text:style-name="P2"/>
      <text:p text:style-name="P2"><text:soft-page-break/>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2950790429707246717" text:style-name="L4">
        <text:list-item>
          <text:p text:style-name="P10">formal error (probably cannot happen)</text:p>
        </text:list-item>
        <text:list-item>
          <text:p text:style-name="P10">no memory to acquire packet</text:p>
        </text:list-item>
        <text:list-item>
          <text:p text:style-name="P10">node busy with a previous command</text:p>
        </text:list-item>
        <text:list-item>
          <text:p text:style-name="P10">command syntax error</text:p>
        </text:list-item>
        <text:list-item>
          <text:p text:style-name="P10">node out of memory (umalloc failure)</text:p>
        </text:list-item>
        <text:list-item>
          <text:p text:style-name="P10">no room to run more threads</text:p>
        </text:list-item>
        <text:list-item>
          <text:p text:style-name="P10">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experiment overnigh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text:soft-page-break/>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text:soft-page-break/></text:p>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h text:style-name="Heading_20_1" text:outline-level="1">CHRONOS</text:h>
      <text:p text:style-name="P2">The praxis can also be used with CHRONOS in a UART-less mode with some commands mapped to the buttons. When compiling for CHRONOS, keep in mind that the values of CHRONOS's sensors cannot be directly dumped in measurement packets, because they are compound (take more than one word), so make sure to set NUMBER_OF_SENSORS to 0 (options.sys in the praxis directory does that as a matter of default).</text:p>
      <text:p text:style-name="P2"/>
      <text:p text:style-name="P2">All the standard configuration options derived from the HOST_ID prefix also apply to CHRONOS. When started, the praxis says RFTS READY (in the display), or as close as it can possibly get. </text:p>
      <text:p text:style-name="P2"/>
      <text:p text:style-name="P2">The buttons are assigned these functions:</text:p>
      <text:p text:style-name="P2"/>
      <text:p text:style-name="P2">Button 0 (upper left) toggles between “send” (the argument-less <text:span text:style-name="T3">s</text:span> command) and “quit” (<text:span text:style-name="T3">q</text:span>). Button 1 (lower left) toggles between commands <text:span text:style-name="T3">v</text:span> and <text:span text:style-name="T3">n</text:span>. With <text:span text:style-name="T3">v</text:span>, the lower line of the LCD will be showing the serial numbers of received packets. Button 2 (upper right) toggles between <text:span text:style-name="T3">d</text:span> and <text:span text:style-name="T3">u</text:span> (switching between the power-down and power-up modes of the CPU). Button 3 (down right) circulates the RF state through: RXOFF, RXOFF+WOR, and RXON. Button 4 (middle right) toggles LCD OFF and ON. </text:p>
      <text:p text:style-name="P2"/>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5-05-17T10:01:22.73</dc:date>
    <meta:editing-duration>P1DT17H22M5S</meta:editing-duration>
    <meta:editing-cycles>97</meta:editing-cycles>
    <meta:generator>OpenOffice/4.1.1$Win32 OpenOffice.org_project/411m6$Build-9775</meta:generator>
    <dc:creator>Pawel Gburzynski</dc:creator>
    <meta:document-statistic meta:table-count="0" meta:image-count="0" meta:object-count="4" meta:page-count="13" meta:paragraph-count="264" meta:word-count="4483" meta:character-count="25689"/>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